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Standard" style:list-style-name="L3"/>
    <style:style style:name="P10" style:family="paragraph" style:parent-style-name="Standard" style:list-style-name="L3"/>
    <style:style style:name="P11" style:family="paragraph" style:parent-style-name="Standard" style:list-style-name="L3"/>
    <style:style style:name="P12" style:family="paragraph" style:parent-style-name="Standard" style:list-style-name="L3"/>
    <style:style style:name="P13" style:family="paragraph" style:parent-style-name="Standard">
      <style:paragraph-properties fo:margin-left="0.4925in" fo:margin-right="0in" fo:text-indent="0in" style:auto-text-indent="false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ocial Sharing before (beyond) Cyber-space</text:p>
      <text:h text:style-name="Heading_20_1" text:outline-level="1">'defend, extend and deepen the commons'</text:h>
      <text:h text:style-name="Heading_20_2" text:outline-level="2">the market, the state, the mixed economy</text:h>
      <text:p text:style-name="Standard">has a relationship to regulation theory </text:p>
      <text:h text:style-name="Heading_20_3" text:outline-level="3">Hayek - road to serfdom, Free-marketers, welfare state, road to totalitarian existance</text:h>
      <text:h text:style-name="Heading_20_2" text:outline-level="2">ideas that are neither market nor state</text:h>
      <text:h text:style-name="Heading_20_3" text:outline-level="3">embedded markets; Karl Polanyi</text:h>
      <text:p text:style-name="Standard">humanising the market, recognise the social specifity of transactions </text:p>
      <text:h text:style-name="Heading_20_2" text:outline-level="2">acknowledge problems with the state and the free market</text:h>
      <text:h text:style-name="Heading_20_2" text:outline-level="2">polemical rather than analytical, a debate alternatives</text:h>
      <text:h text:style-name="Heading_20_1" text:outline-level="1" text:is-list-header="true"/>
      <text:h text:style-name="P2" text:outline-level="1">commons ideas</text:h>
      <text:h text:style-name="Heading_20_2" text:outline-level="2">origins in land, air, water &amp;tc</text:h>
      <text:h text:style-name="Heading_20_2" text:outline-level="2">f/loss</text:h>
      <text:h text:style-name="Heading_20_2" text:outline-level="2">political economy of 'time' / 'golden age'?</text:h>
      <text:h text:style-name="Heading_20_3" text:outline-level="3">Commons of the information age are the same as those of agricultural society?</text:h>
      <text:h text:style-name="Heading_20_2" text:outline-level="2">Commons regimes do not depend on continued economic growth, on enclosure - commons do not do this</text:h>
      <text:list text:style-name="L1">
        <text:list-item>
          <text:p text:style-name="P3">enclosure, accumulation, growth of resource use </text:p>
        </text:list-item>
        <text:list-item>
          <text:p text:style-name="P3">recognises the finite nature of raw resources </text:p>
        </text:list-item>
      </text:list>
      <text:p text:style-name="P1"/>
      <text:h text:style-name="Heading_20_1" text:outline-level="1" text:is-list-header="true"/>
      <text:h text:style-name="P2" text:outline-level="1">political economy ignores the commons</text:h>
      <text:p text:style-name="Standard">forms of economic regulation - state, market, commons </text:p>
      <text:h text:style-name="Heading_20_2" text:outline-level="2">'Who's common future' - orig an Ecologist article</text:h>
      <text:h text:style-name="Heading_20_2" text:outline-level="2">'Managing The Commons'</text:h>
      <text:h text:style-name="Heading_20_3" text:outline-level="3">economics as a rationing process of scarce resources - market, state, </text:h>
      <text:h text:style-name="Heading_20_2" text:outline-level="2">'Tragedy of the Commons' Harding</text:h>
      <text:p text:style-name="P13">commons don't exist, it is simply a free for all, a Hobbesian State of Nature - require either the State or the Market in order to regulate use/abuse </text:p>
      <text:p text:style-name="P13">unowned property leading to disaster?</text:p>
      <text:p text:style-name="Standard"/>
      <text:list text:style-name="L3">
        <text:list-item>
          <text:p text:style-name="P9">free-rider problems</text:p>
        </text:list-item>
        <text:list-item>
          <text:p text:style-name="P9">potential for abuse of resource</text:p>
        </text:list-item>
        <text:list-item>
          <text:p text:style-name="P9">privitise unowned resources to avoid free-riders</text:p>
        </text:list-item>
        <text:list-item>
          <text:p text:style-name="P9">rejection of social situatedness of commons regimes</text:p>
        </text:list-item>
      </text:list>
      <text:h text:style-name="Heading_20_1" text:outline-level="1" text:is-list-header="true"/>
      <text:h text:style-name="Heading_20_1" text:outline-level="1" text:is-list-header="true"/>
      <text:h text:style-name="Heading_20_1" text:outline-level="1">marxist view of commons</text:h>
      <text:h text:style-name="Heading_20_2" text:outline-level="2">enclosure of human labour and comodification of labour</text:h>
      <text:h text:style-name="Heading_20_2" text:outline-level="2">enclosure of common land - discussed in Capital, Ch 1</text:h>
      <text:h text:style-name="Heading_20_2" text:outline-level="2">destruction of indeginous economic systems force them off the land and into the industrial economic system </text:h>
      <text:h text:style-name="Heading_20_1" text:outline-level="1" text:is-list-header="true"/>
      <text:h text:style-name="P2" text:outline-level="1">different commons regimes</text:h>
      <text:h text:style-name="Heading_20_2" text:outline-level="2">maintaining social structures rather than subsuming the social in the economic</text:h>
      <text:h text:style-name="Heading_20_2" text:outline-level="2">GPL</text:h>
      <text:h text:style-name="Heading_20_2" text:outline-level="2">Ecological sustainablility of common natural resources</text:h>
      <text:h text:style-name="Heading_20_2" text:outline-level="2">communal use of resources without depleating the resources for all future users of the resource</text:h>
      <text:list text:style-name="L1">
        <text:list-item text:start-value="1">
          <text:p text:style-name="P3">usuerfruct (check spelling) </text:p>
        </text:list-item>
        <text:list-item>
          <text:p text:style-name="P3">rights to property as long as as much and as good &amp;tc </text:p>
        </text:list-item>
        <text:list-item>
          <text:p text:style-name="P3">relationship to liberal political economy who then bastardised the ends but accepted the means. </text:p>
        </text:list-item>
        <text:list-item>
          <text:p text:style-name="P3">ecologists are in support of the means and the ends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de" fo:country="DE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1" text:display-levels="5">
        <style:list-level-properties text:min-label-distance="0.15in"/>
      </text:outline-level-style>
      <text:outline-level-style text:level="6" style:num-format="1" text:display-levels="6">
        <style:list-level-properties text:min-label-distance="0.15in"/>
      </text:outline-level-style>
      <text:outline-level-style text:level="7" style:num-format="1" text:display-levels="7">
        <style:list-level-properties text:min-label-distance="0.15in"/>
      </text:outline-level-style>
      <text:outline-level-style text:level="8" style:num-format="1" text:display-levels="8">
        <style:list-level-properties text:min-label-distance="0.15in"/>
      </text:outline-level-style>
      <text:outline-level-style text:level="9" style:num-format="1" text:display-levels="9">
        <style:list-level-properties text:min-label-distance="0.15in"/>
      </text:outline-level-style>
      <text:outline-level-style text:level="10" style:num-format="1" text:display-levels="10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creator>Rob Dyke</dc:creator>
    <dc:date>2008-05-05T12:37:12</dc:date>
    <meta:printed-by>Rob Dyke</meta:printed-by>
    <meta:print-date>2008-05-05T12:33:46</meta:print-date>
    <meta:editing-cycles>1</meta:editing-cycles>
    <meta:editing-duration>PT24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43" meta:word-count="335" meta:character-count="2179"/>
  </office:meta>
</office:document-meta>
</file>